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order-bottom="0.99pt solid #000000" fo:border-left="none" fo:border-right="none" fo:border-top="none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 calcext:value-type="string">
            <text:p>Expected # Words</text:p>
          </table:table-cell>
          <table:table-cell office:value-type="string" calcext:value-type="string">
            <text:p>Actual # Words</text:p>
          </table:table-cell>
        </table:table-row>
        <table:table-row table:style-name="ro1">
          <table:table-cell office:value-type="date" office:date-value="2014-11-01" calcext:value-type="date">
            <text:p>Sat, Nov 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1-02" calcext:value-type="date">
            <text:p>Sun, Nov 2</text:p>
          </table:table-cell>
          <table:table-cell office:value-type="float" office:value="3000" calcext:value-type="float">
            <text:p>300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14-11-03" calcext:value-type="date">
            <text:p>Mon, Nov 3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04" calcext:value-type="date">
            <text:p>Tue, Nov 4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05" calcext:value-type="date">
            <text:p>Wed, Nov 5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06" calcext:value-type="date">
            <text:p>Thu, Nov 6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07" calcext:value-type="date">
            <text:p>Fri, Nov 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4-11-08" calcext:value-type="date">
            <text:p>Sat, Nov 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4-11-09" calcext:value-type="date">
            <text:p>Sun, Nov 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4-11-10" calcext:value-type="date">
            <text:p>Mon, Nov 1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11" calcext:value-type="date">
            <text:p>Tue, Nov 11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12" calcext:value-type="date">
            <text:p>Wed, Nov 12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13" calcext:value-type="date">
            <text:p>Thu, Nov 13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14" calcext:value-type="date">
            <text:p>Fri, Nov 14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15" calcext:value-type="date">
            <text:p>Sat, Nov 1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date" office:date-value="2014-11-16" calcext:value-type="date">
            <text:p>Sun, Nov 16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date" office:date-value="2014-11-17" calcext:value-type="date">
            <text:p>Mon, Nov 17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18" calcext:value-type="date">
            <text:p>Tue, Nov 18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date" office:date-value="2014-11-19" calcext:value-type="date">
            <text:p>Wed, Nov 19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20" calcext:value-type="date">
            <text:p>Thu, Nov 2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4-11-21" calcext:value-type="date">
            <text:p>Fri, Nov 2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date" office:date-value="2014-11-22" calcext:value-type="date">
            <text:p>Sat, Nov 22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date" office:date-value="2014-11-23" calcext:value-type="date">
            <text:p>Sun, Nov 23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date" office:date-value="2014-11-24" calcext:value-type="date">
            <text:p>Mon, Nov 24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date" office:date-value="2014-11-25" calcext:value-type="date">
            <text:p>Tue, Nov 2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4-11-26" calcext:value-type="date">
            <text:p>Wed, Nov 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4-11-27" calcext:value-type="date">
            <text:p>Thu, Nov 27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4-11-28" calcext:value-type="date">
            <text:p>Fri, Nov 28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date" office:date-value="2014-11-29" calcext:value-type="date">
            <text:p>Sat, Nov 29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style-name="ce2" office:value-type="date" office:date-value="2014-11-30" calcext:value-type="date">
            <text:p>Sun, Nov 3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formula="of:=SUM([.B2:.B31])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formula="of:=AVERAGE([.B2:.B31])" office:value-type="float" office:value="1666.66666666667" calcext:value-type="float">
            <text:p>1666.6666666667</text:p>
          </table:table-cell>
          <table:table-cell table:formula="of:=AVERAGE([.C2:.C31])" office:value-type="float" office:value="339" calcext:value-type="float">
            <text:p>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8">
      <number:day-of-week/>
      <number:text>, </number:text>
      <number:month number:textual="true"/>
      <number:text> </number:text>
      <number:day/>
    </number:dat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 style:data-style-name="N2" text:time-value="21:02:17.43459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2:12:27.312209976</meta:creation-date>
    <dc:date>2014-11-02T23:05:37.98649794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70" meta:object-count="0"/>
  </office:meta>
</office:document-meta>
</file>